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42b" officeooo:paragraph-rsid="001f93d3"/>
    </style:style>
    <style:style style:name="P2" style:family="paragraph" style:parent-style-name="Standard" style:list-style-name="L2">
      <style:text-properties officeooo:rsid="001e742b" officeooo:paragraph-rsid="001f93d3"/>
    </style:style>
    <style:style style:name="P3" style:family="paragraph" style:parent-style-name="Standard">
      <style:text-properties officeooo:rsid="001f93d3" officeooo:paragraph-rsid="001f93d3"/>
    </style:style>
    <style:style style:name="P4" style:family="paragraph" style:parent-style-name="Standard">
      <style:text-properties fo:font-weight="bold" officeooo:rsid="001f93d3" officeooo:paragraph-rsid="001f93d3" style:font-weight-asian="bold" style:font-weight-complex="bold"/>
    </style:style>
    <style:style style:name="P5" style:family="paragraph" style:parent-style-name="Standard">
      <style:text-properties fo:font-weight="bold" officeooo:rsid="0020b63e" officeooo:paragraph-rsid="0020b63e" style:font-weight-asian="bold" style:font-weight-complex="bold"/>
    </style:style>
    <style:style style:name="P6" style:family="paragraph" style:parent-style-name="Standard">
      <style:text-properties officeooo:rsid="0020b63e" officeooo:paragraph-rsid="0020b63e"/>
    </style:style>
    <style:style style:name="P7" style:family="paragraph" style:parent-style-name="Standard">
      <style:text-properties officeooo:rsid="002450c7" officeooo:paragraph-rsid="0020b63e"/>
    </style:style>
    <style:style style:name="P8" style:family="paragraph" style:parent-style-name="Standard" style:list-style-name="L3">
      <style:text-properties officeooo:rsid="002609de" officeooo:paragraph-rsid="002609de"/>
    </style:style>
    <style:style style:name="P9" style:family="paragraph" style:parent-style-name="Standard" style:list-style-name="L3">
      <style:text-properties officeooo:rsid="00263e7b" officeooo:paragraph-rsid="00263e7b"/>
    </style:style>
    <style:style style:name="P10" style:family="paragraph" style:parent-style-name="Standard" style:list-style-name="L2">
      <style:text-properties officeooo:rsid="002702ae" officeooo:paragraph-rsid="002702ae"/>
    </style:style>
    <style:style style:name="P11" style:family="paragraph" style:parent-style-name="Standard" style:list-style-name="L3">
      <style:text-properties officeooo:rsid="002702ae" officeooo:paragraph-rsid="002702ae"/>
    </style:style>
    <style:style style:name="P12" style:family="paragraph" style:parent-style-name="Standard" style:list-style-name="L3">
      <style:text-properties officeooo:rsid="0028608a" officeooo:paragraph-rsid="0028608a"/>
    </style:style>
    <style:style style:name="P13" style:family="paragraph" style:parent-style-name="Standard" style:list-style-name="L3">
      <style:text-properties officeooo:rsid="002b3731" officeooo:paragraph-rsid="002b3731"/>
    </style:style>
    <style:style style:name="P14" style:family="paragraph" style:parent-style-name="Standard">
      <style:text-properties officeooo:rsid="002bc853" officeooo:paragraph-rsid="0020b63e"/>
    </style:style>
    <style:style style:name="P15" style:family="paragraph" style:parent-style-name="Standard">
      <style:text-properties officeooo:rsid="002bc853" officeooo:paragraph-rsid="002bc853"/>
    </style:style>
    <style:style style:name="T1" style:family="text">
      <style:text-properties officeooo:rsid="0028e5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DCE</text:p>
      <text:p text:style-name="P3"/>
      <text:list xml:id="list1384271531" text:style-name="L2">
        <text:list-item>
          <text:p text:style-name="P2">Alterar E-mails</text:p>
        </text:list-item>
        <text:list-item>
          <text:p text:style-name="P2">Contrato</text:p>
        </text:list-item>
        <text:list-item>
          <text:p text:style-name="P10">Termo</text:p>
        </text:list-item>
      </text:list>
      <text:p text:style-name="P1"/>
      <text:p text:style-name="P5">Selfie</text:p>
      <text:p text:style-name="P6"/>
      <text:list xml:id="list1656927641" text:style-name="L3">
        <text:list-item>
          <text:p text:style-name="P8">Criar Banner</text:p>
        </text:list-item>
        <text:list-item>
          <text:p text:style-name="P9">Soluções do gift</text:p>
        </text:list-item>
        <text:list-item>
          <text:p text:style-name="P11">Chat: Key, Cores</text:p>
        </text:list-item>
        <text:list-item>
          <text:p text:style-name="P11">Agencia e conta para transferencias</text:p>
        </text:list-item>
        <text:list-item>
          <text:p text:style-name="P11">Galeria – Selfie, <text:span text:style-name="T1">Criar galeria sem acoount com product owner hubgift</text:span></text:p>
        </text:list-item>
        <text:list-item>
          <text:p text:style-name="P12">Marca d’agua / Mascara</text:p>
        </text:list-item>
        <text:list-item>
          <text:p text:style-name="P13">Zendesk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46:22.616594323</meta:creation-date>
    <dc:date>2019-12-11T16:45:56.844920407</dc:date>
    <meta:editing-duration>PT11H28M2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4" meta:character-count="235" meta:non-whitespace-character-count="212"/>
  </office:meta>
</office:document-meta>
</file>